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212529" fo:font-size="11pt" officeooo:rsid="0059988c" officeooo:paragraph-rsid="0059988c" style:font-name-asian="Microsoft JhengHei fixed" style:font-size-asian="9.60000038146973pt" style:font-style-asian="normal" style:font-weight-asian="bold" style:font-size-complex="11pt"/>
    </style:style>
    <style:style style:name="P2" style:family="paragraph" style:parent-style-name="Heading_20_1">
      <style:paragraph-properties fo:text-align="start" style:justify-single-word="false"/>
      <style:text-properties fo:font-variant="normal" fo:text-transform="none" fo:color="#212529" fo:font-size="15pt" officeooo:rsid="0059988c" officeooo:paragraph-rsid="0059988c" style:font-name-asian="Microsoft JhengHei fixed" style:font-size-asian="15pt" style:font-style-asian="normal" style:font-weight-asian="bold" style:font-size-complex="15pt"/>
    </style:style>
    <style:style style:name="P3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1c3b9d" officeooo:paragraph-rsid="001c3b9d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4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15e227" style:font-size-asian="9.10000038146973pt" style:font-weight-asian="normal" style:font-size-complex="9.10000038146973pt" style:font-weight-complex="normal"/>
    </style:style>
    <style:style style:name="P5" style:family="paragraph" style:parent-style-name="Text_20_body">
      <style:paragraph-properties fo:margin-top="0in" fo:margin-bottom="0in" loext:contextual-spacing="false" fo:text-align="start" style:justify-single-word="false"/>
      <style:text-properties fo:font-size="9.10000038146973pt" fo:font-weight="normal" officeooo:rsid="0015e227" officeooo:paragraph-rsid="002c4b9e" style:font-size-asian="9.10000038146973pt" style:font-weight-asian="normal" style:font-size-complex="9.10000038146973pt" style:font-weight-complex="normal"/>
    </style:style>
    <style:style style:name="P6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59988c" officeooo:paragraph-rsid="00936f19" style:font-name-asian="Microsoft JhengHei fixed" style:font-size-asian="9.10000038146973pt" style:font-style-asian="normal" style:font-weight-asian="normal" style:font-size-complex="9.10000038146973pt" style:font-weight-complex="normal"/>
    </style:style>
    <style:style style:name="P7" style:family="paragraph" style:parent-style-name="Text_20_body">
      <style:paragraph-properties fo:margin-top="0in" fo:margin-bottom="0in" loext:contextual-spacing="false" fo:text-align="start" style:justify-single-word="false"/>
      <style:text-properties fo:font-variant="normal" fo:text-transform="none" fo:color="#212529" fo:font-size="9.10000038146973pt" fo:font-weight="normal" officeooo:rsid="001c3b9d" officeooo:paragraph-rsid="001c3b9d" style:font-name-asian="Microsoft JhengHei fixed" style:font-size-asian="9.10000038146973pt" style:font-style-asian="normal" style:font-weight-asian="normal" style:font-size-complex="9.10000038146973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禁止報仇的法律是惡法</text:h>
      <text:p text:style-name="P1"/>
      <text:p text:style-name="P6">從德州的校園槍擊案談起。</text:p>
      <text:p text:style-name="P6"/>
      <text:p text:style-name="P6">你要是膽小怕死，還指望誰來保護你？！警察？政府？或是深層政府！</text:p>
      <text:p text:style-name="P6"/>
      <text:p text:style-name="P6">連聖經都教導你要以眼還眼以牙還牙！只要法律上允許報仇，你殺我一個，我殺你兩個，你滅人一家，法律上也要允許正義力量滅掉他們一家，不論過多久。這麼一來，看哪個神經病還敢亂來！在他殺人之前，他自己家人都會早早把他給舉報！誰敢和這樣的神經病成爲家人！</text:p>
      <text:p text:style-name="P6"/>
      <text:p text:style-name="P6">每個人都要有拿起槍來報仇的勇氣和骨氣，法律，警察和政府都不是救世主！一個家庭的安全，只能靠自己！</text:p>
      <text:p text:style-name="P6"/>
      <text:p text:style-name="P6">如此一來，校園槍擊案可以大大減少！</text:p>
      <text:p text:style-name="P3"/>
      <text:p text:style-name="P3">在槍支的管理上，有家庭的，才有資格擁有槍，只要法律允許報仇，買機關槍炮彈都任他，槍是用來保護家人的，同時也是用自己家人的性命來擔保用槍的規範與安全！不是只有你才有槍，別人也有！以槍治槍是最好的槍支管理方法！</text:p>
      <text:p text:style-name="P4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JhengHei fixed" svg:font-family="'Microsoft JhengHei fixed', 'Helvetica Neue', 'Microsoft JhengHei', Helvetica, 'Segoe UI', Tahom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tb-rl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2-06-05T21:35:01.027588828</dc:date>
    <meta:editing-duration>PT18H28M7S</meta:editing-duration>
    <meta:editing-cycles>181</meta:editing-cycles>
    <meta:document-statistic meta:table-count="0" meta:image-count="0" meta:object-count="0" meta:page-count="1" meta:paragraph-count="7" meta:word-count="342" meta:character-count="342" meta:non-whitespace-character-count="342"/>
  </office:meta>
</office:document-meta>
</file>